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Table_20_Contents">
      <style:text-properties officeooo:rsid="00212c21" officeooo:paragraph-rsid="00212c21"/>
    </style:style>
    <style:style style:name="P6" style:family="paragraph" style:parent-style-name="Table_20_Contents">
      <style:text-properties officeooo:rsid="00240acc" officeooo:paragraph-rsid="00240acc"/>
    </style:style>
    <style:style style:name="P7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8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9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0" style:family="paragraph" style:parent-style-name="Table_20_Contents">
      <style:text-properties officeooo:rsid="00762752" officeooo:paragraph-rsid="00762752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b00fc9" style:font-style-asian="italic" style:font-style-complex="italic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b2ce77" style:font-style-asian="italic" style:font-style-complex="italic"/>
    </style:style>
    <style:style style:name="P14" style:family="paragraph" style:parent-style-name="Standard">
      <style:text-properties style:font-name="Times New Roman" fo:font-style="italic" officeooo:rsid="00320ed7" officeooo:paragraph-rsid="00b0f11e" style:font-style-asian="italic" style:font-style-complex="italic"/>
    </style:style>
    <style:style style:name="P15" style:family="paragraph" style:parent-style-name="Standard">
      <style:text-properties style:font-name="Times New Roman" fo:font-style="italic" officeooo:paragraph-rsid="00b0f11e" style:font-style-asian="italic" style:font-style-complex="italic"/>
    </style:style>
    <style:style style:name="P16" style:family="paragraph" style:parent-style-name="Standard">
      <style:text-properties style:font-name="Times New Roman"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7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8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b11d32" style:font-weight-asian="bold" style:font-weight-complex="bold"/>
    </style:style>
    <style:style style:name="P19" style:family="paragraph" style:parent-style-name="Standard">
      <style:text-properties style:font-name="Times New Roman" style:text-underline-style="solid" style:text-underline-width="auto" style:text-underline-color="font-color" fo:font-weight="bold" officeooo:rsid="007725a5" officeooo:paragraph-rsid="00b11d32" style:font-weight-asian="bold" style:font-weight-complex="bold"/>
    </style:style>
    <style:style style:name="P20" style:family="paragraph" style:parent-style-name="Standard">
      <style:text-properties style:font-name="Times New Roman" officeooo:rsid="00267fa4" officeooo:paragraph-rsid="0072cfb5"/>
    </style:style>
    <style:style style:name="P21" style:family="paragraph" style:parent-style-name="Standard">
      <style:text-properties style:font-name="Times New Roman" officeooo:rsid="00267fa4" officeooo:paragraph-rsid="00777dfb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adc14b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ba31db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b80a9b"/>
    </style:style>
    <style:style style:name="P25" style:family="paragraph" style:parent-style-name="Standard">
      <style:text-properties style:font-name="Times New Roman" officeooo:rsid="00267fa4" officeooo:paragraph-rsid="00267fa4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officeooo:rsid="00267fa4" officeooo:paragraph-rsid="00b00fc9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53e3b" officeooo:paragraph-rsid="00adc14b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53e3b" officeooo:paragraph-rsid="00ba31db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b00fc9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b06594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style:font-name="Times New Roman" officeooo:rsid="00b00fc9" officeooo:paragraph-rsid="00b11d32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7a2866" officeooo:paragraph-rsid="00b00fc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2pt" style:text-underline-style="none" fo:font-weight="normal" officeooo:rsid="007a2866" officeooo:paragraph-rsid="00b0f11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adc14b" officeooo:paragraph-rsid="00b00fc9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Times New Roman" fo:font-size="12pt" style:text-underline-style="none" fo:font-weight="normal" officeooo:rsid="007f2216" officeooo:paragraph-rsid="00b0f11e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Times New Roman" fo:font-size="12pt" style:text-underline-style="none" fo:font-weight="normal" officeooo:rsid="0088d946" officeooo:paragraph-rsid="00b0f11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953e3b" officeooo:paragraph-rsid="00b00fc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420ed" officeooo:paragraph-rsid="00b420e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420ed" officeooo:paragraph-rsid="00b80a9b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b7bf72" officeooo:paragraph-rsid="00b7bf7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11d32" officeooo:paragraph-rsid="00b11d32"/>
    </style:style>
    <style:style style:name="P42" style:family="paragraph" style:parent-style-name="Standard">
      <style:text-properties style:font-name="Times New Roman" officeooo:rsid="00320ed7" officeooo:paragraph-rsid="00b0f11e"/>
    </style:style>
    <style:style style:name="P43" style:family="paragraph" style:parent-style-name="Standard">
      <style:text-properties style:font-name="Times New Roman" officeooo:rsid="00320ed7" officeooo:paragraph-rsid="007a6ebc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a4b5d" officeooo:paragraph-rsid="00b0f11e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Times New Roman" officeooo:rsid="003b60de" officeooo:paragraph-rsid="00b0f11e"/>
    </style:style>
    <style:style style:name="P46" style:family="paragraph" style:parent-style-name="Standard">
      <style:text-properties style:font-name="Times New Roman" officeooo:rsid="003eda82" officeooo:paragraph-rsid="00b0f11e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f4702" officeooo:paragraph-rsid="00b0f11e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e46f2" officeooo:paragraph-rsid="00b0f11e"/>
    </style:style>
    <style:style style:name="P49" style:family="paragraph" style:parent-style-name="Standard">
      <style:text-properties style:font-name="Times New Roman" officeooo:paragraph-rsid="00b0f11e"/>
    </style:style>
    <style:style style:name="P50" style:family="paragraph" style:parent-style-name="Standard">
      <style:text-properties style:font-name="Times New Roman" officeooo:rsid="0088d946" officeooo:paragraph-rsid="00b0f11e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46932a" officeooo:paragraph-rsid="00b0f11e"/>
    </style:style>
    <style:style style:name="P52" style:family="paragraph" style:parent-style-name="Standard">
      <style:text-properties style:font-name="Times New Roman" officeooo:rsid="00583d83" officeooo:paragraph-rsid="00583d83"/>
    </style:style>
    <style:style style:name="P53" style:family="paragraph" style:parent-style-name="Standard">
      <style:text-properties style:font-name="Times New Roman" officeooo:rsid="001e14a6" officeooo:paragraph-rsid="001e14a6"/>
    </style:style>
    <style:style style:name="P54" style:family="paragraph" style:parent-style-name="Standard">
      <style:text-properties style:font-name="Times New Roman" officeooo:rsid="001e14a6" officeooo:paragraph-rsid="0051bbf0"/>
    </style:style>
    <style:style style:name="P55" style:family="paragraph" style:parent-style-name="Standard">
      <style:text-properties style:font-name="Times New Roman" officeooo:rsid="001e14a6" officeooo:paragraph-rsid="00b11d32"/>
    </style:style>
    <style:style style:name="P56" style:family="paragraph" style:parent-style-name="Standard">
      <style:text-properties style:font-name="Times New Roman" officeooo:rsid="0051bbf0" officeooo:paragraph-rsid="00b11d32"/>
    </style:style>
    <style:style style:name="P57" style:family="paragraph" style:parent-style-name="Standard">
      <style:text-properties style:font-name="Times New Roman" officeooo:rsid="0051bbf0" officeooo:paragraph-rsid="00974850"/>
    </style:style>
    <style:style style:name="P58" style:family="paragraph" style:parent-style-name="Table_20_Contents">
      <style:text-properties style:font-name="Times New Roman" officeooo:paragraph-rsid="00b11d32"/>
    </style:style>
    <style:style style:name="P59" style:family="paragraph" style:parent-style-name="Table_20_Contents">
      <style:text-properties style:font-name="Times New Roman" officeooo:rsid="0075ab86" officeooo:paragraph-rsid="00b11d32"/>
    </style:style>
    <style:style style:name="P60" style:family="paragraph" style:parent-style-name="Table_20_Contents">
      <style:text-properties style:font-name="Times New Roman" officeooo:rsid="00851496" officeooo:paragraph-rsid="00b11d32"/>
    </style:style>
    <style:style style:name="P61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b11d32" officeooo:paragraph-rsid="00b11d32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11d32" officeooo:paragraph-rsid="00b11d32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text-properties style:font-name="Times New Roman" fo:font-size="12pt" officeooo:paragraph-rsid="00bf3d47" style:font-size-asian="12pt" style:font-size-complex="12pt"/>
    </style:style>
    <style:style style:name="P64" style:family="paragraph" style:parent-style-name="Standard" style:list-style-name="L1">
      <style:text-properties style:font-name="Times New Roman" officeooo:rsid="00590ab2" officeooo:paragraph-rsid="00590ab2"/>
    </style:style>
    <style:style style:name="P65" style:family="paragraph" style:parent-style-name="Standard" style:list-style-name="L1">
      <style:text-properties style:font-name="Times New Roman" officeooo:rsid="005af17e" officeooo:paragraph-rsid="005af17e"/>
    </style:style>
    <style:style style:name="P66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80a9b" officeooo:paragraph-rsid="00b80a9b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c788e" officeooo:paragraph-rsid="00bc788e"/>
    </style:style>
    <style:style style:name="P68" style:family="paragraph" style:parent-style-name="Standard" style:list-style-name="L2">
      <style:text-properties style:font-name="Times New Roman" officeooo:rsid="00bc788e" officeooo:paragraph-rsid="00bc788e"/>
    </style:style>
    <style:style style:name="P69" style:family="paragraph" style:parent-style-name="Standard" style:list-style-name="L2">
      <style:text-properties style:font-name="Times New Roman" officeooo:rsid="0098fc38" officeooo:paragraph-rsid="00bf3d47"/>
    </style:style>
    <style:style style:name="P70" style:family="paragraph" style:parent-style-name="Standard">
      <style:paragraph-properties fo:text-align="start" style:justify-single-word="false" style:writing-mode="lr-tb"/>
      <style:text-properties style:font-name="Times New Roman" officeooo:rsid="001e14a6"/>
    </style:style>
    <style:style style:name="P71" style:family="paragraph" style:parent-style-name="Standard">
      <style:text-properties style:font-name="Times New Roman" officeooo:rsid="004ff51e" officeooo:paragraph-rsid="004ff51e"/>
    </style:style>
    <style:style style:name="P72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801da" officeooo:paragraph-rsid="00bf3d47" style:font-size-asian="12pt" style:font-style-asian="normal" style:font-weight-asian="normal" style:font-size-complex="12pt" style:text-emphasize="none"/>
    </style:style>
    <style:style style:name="P73" style:family="paragraph" style:parent-style-name="Standard" style:list-style-name="L2">
      <style:text-properties officeooo:rsid="00531893" officeooo:paragraph-rsid="00bf3d47"/>
    </style:style>
    <style:style style:name="T1" style:family="text">
      <style:text-properties officeooo:rsid="00ac06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4a6" style:font-weight-asian="bold" style:font-weight-complex="bold"/>
    </style:style>
    <style:style style:name="T4" style:family="text">
      <style:text-properties fo:font-weight="bold" officeooo:rsid="008431bb" style:font-weight-asian="bold" style:font-weight-complex="bold"/>
    </style:style>
    <style:style style:name="T5" style:family="text">
      <style:text-properties fo:font-weight="bold" officeooo:rsid="00ac067e" style:font-weight-asian="bold" style:font-weight-complex="bold"/>
    </style:style>
    <style:style style:name="T6" style:family="text">
      <style:text-properties fo:font-weight="bold" officeooo:rsid="00240acc" style:font-weight-asian="bold" style:font-weight-complex="bold"/>
    </style:style>
    <style:style style:name="T7" style:family="text">
      <style:text-properties fo:font-weight="bold" officeooo:rsid="006f8adb" style:font-weight-asian="bold" style:font-weight-complex="bold"/>
    </style:style>
    <style:style style:name="T8" style:family="text">
      <style:text-properties fo:font-weight="normal" officeooo:rsid="00ac067e" style:font-weight-asian="normal" style:font-weight-complex="normal"/>
    </style:style>
    <style:style style:name="T9" style:family="text">
      <style:text-properties fo:font-weight="normal" officeooo:rsid="0072cfb5" style:font-weight-asian="normal" style:font-weight-complex="normal"/>
    </style:style>
    <style:style style:name="T10" style:family="text">
      <style:text-properties officeooo:rsid="00b80a9b"/>
    </style:style>
    <style:style style:name="T11" style:family="text">
      <style:text-properties officeooo:rsid="0022ae94"/>
    </style:style>
    <style:style style:name="T12" style:family="text">
      <style:text-properties officeooo:rsid="00240acc"/>
    </style:style>
    <style:style style:name="T13" style:family="text">
      <style:text-properties officeooo:rsid="002824da"/>
    </style:style>
    <style:style style:name="T14" style:family="text">
      <style:text-properties officeooo:rsid="002a5f3e"/>
    </style:style>
    <style:style style:name="T15" style:family="text">
      <style:text-properties officeooo:rsid="002bc085"/>
    </style:style>
    <style:style style:name="T16" style:family="text">
      <style:text-properties officeooo:rsid="002d28a1"/>
    </style:style>
    <style:style style:name="T17" style:family="text">
      <style:text-properties officeooo:rsid="0031aa3b"/>
    </style:style>
    <style:style style:name="T18" style:family="text">
      <style:text-properties officeooo:rsid="0051bbf0"/>
    </style:style>
    <style:style style:name="T19" style:family="text">
      <style:text-properties officeooo:rsid="0051eaef"/>
    </style:style>
    <style:style style:name="T20" style:family="text">
      <style:text-properties officeooo:rsid="00549bc8"/>
    </style:style>
    <style:style style:name="T21" style:family="text">
      <style:text-properties officeooo:rsid="005e62ff"/>
    </style:style>
    <style:style style:name="T22" style:family="text">
      <style:text-properties officeooo:rsid="0066ac7d"/>
    </style:style>
    <style:style style:name="T23" style:family="text">
      <style:text-properties officeooo:rsid="00645172"/>
    </style:style>
    <style:style style:name="T24" style:family="text">
      <style:text-properties officeooo:rsid="0072cfb5"/>
    </style:style>
    <style:style style:name="T25" style:family="text">
      <style:text-properties officeooo:rsid="00470150"/>
    </style:style>
    <style:style style:name="T26" style:family="text">
      <style:text-properties officeooo:rsid="0081292a"/>
    </style:style>
    <style:style style:name="T27" style:family="text">
      <style:text-properties officeooo:rsid="008431bb"/>
    </style:style>
    <style:style style:name="T28" style:family="text">
      <style:text-properties officeooo:rsid="0085eb82"/>
    </style:style>
    <style:style style:name="T29" style:family="text">
      <style:text-properties officeooo:rsid="008c70d3"/>
    </style:style>
    <style:style style:name="T30" style:family="text">
      <style:text-properties officeooo:rsid="0090136f"/>
    </style:style>
    <style:style style:name="T31" style:family="text">
      <style:text-properties officeooo:rsid="0093d44b"/>
    </style:style>
    <style:style style:name="T32" style:family="text">
      <style:text-properties officeooo:rsid="0075ab86"/>
    </style:style>
    <style:style style:name="T33" style:family="text">
      <style:text-properties style:text-position="super 58%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a584be" style:font-style-asian="normal" style:font-weight-asian="normal" style:text-emphasize="none"/>
    </style:style>
    <style:style style:name="T3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1292a" style:font-style-asian="normal" style:font-weight-asian="normal" style:text-emphasize="none"/>
    </style:style>
    <style:style style:name="T3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6ac7d" style:font-style-asian="normal" style:font-weight-asian="normal" style:text-emphasize="none"/>
    </style:style>
    <style:style style:name="T3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c70d3" style:font-style-asian="normal" style:font-weight-asian="normal" style:text-emphasize="none"/>
    </style:style>
    <style:style style:name="T3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90136f" style:font-style-asian="normal" style:font-weight-asian="normal" style:text-emphasize="none"/>
    </style:style>
    <style:style style:name="T4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text-emphasize="none"/>
    </style:style>
    <style:style style:name="T4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text-emphasize="none"/>
    </style:style>
    <style:style style:name="T4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font-style-complex="normal" style:text-emphasize="none"/>
    </style:style>
    <style:style style:name="T4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7a2866" style:font-style-asian="normal" style:font-weight-asian="normal" style:font-style-complex="normal" style:font-weight-complex="normal" style:text-emphasize="none"/>
    </style:style>
    <style:style style:name="T4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80a9b" style:font-style-asian="normal" style:font-weight-asian="normal" style:font-style-complex="normal" style:font-weight-complex="normal" style:text-emphasize="none"/>
    </style:style>
    <style:style style:name="T4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font-style-complex="normal" style:font-weight-complex="normal" style:text-emphasize="none"/>
    </style:style>
    <style:style style:name="T46" style:family="text">
      <style:text-properties style:use-window-font-color="true" loext:opacity="0%" style:text-outline="false" style:text-line-through-style="none" style:text-line-through-type="none" fo:font-style="italic" fo:text-shadow="none" style:text-underline-style="none" fo:font-weight="normal" style:font-style-asian="italic" style:font-weight-asian="normal" style:font-style-complex="italic" style:text-emphasize="none"/>
    </style:style>
    <style:style style:name="T47" style:family="text">
      <style:text-properties style:use-window-font-color="true" loext:opacity="0%" style:text-outline="false" style:text-line-through-style="none" style:text-line-through-type="none" fo:font-style="italic" fo:text-shadow="none" style:text-underline-style="none" fo:font-weight="normal" officeooo:rsid="007a2866" style:font-style-asian="italic" style:font-weight-asian="normal" style:font-style-complex="italic" style:font-weight-complex="normal" style:text-emphasize="none"/>
    </style:style>
    <style:style style:name="T48" style:family="text">
      <style:text-properties style:use-window-font-color="true" loext:opacity="0%" style:text-outline="false" style:text-line-through-style="none" style:text-line-through-type="none" fo:font-style="italic" fo:text-shadow="none" style:text-underline-style="none" fo:font-weight="normal" officeooo:rsid="00b80a9b" style:font-style-asian="italic" style:font-weight-asian="normal" style:font-style-complex="italic" style:font-weight-complex="normal" style:text-emphasize="none"/>
    </style:style>
    <style:style style:name="T49" style:family="text">
      <style:text-properties officeooo:rsid="00953e3b"/>
    </style:style>
    <style:style style:name="T50" style:family="text">
      <style:text-properties officeooo:rsid="00a34702"/>
    </style:style>
    <style:style style:name="T51" style:family="text">
      <style:text-properties officeooo:rsid="00a8a730"/>
    </style:style>
    <style:style style:name="T52" style:family="text">
      <style:text-properties officeooo:rsid="007a2866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adc14b" style:font-weight-asian="bold" style:font-weight-complex="bold"/>
    </style:style>
    <style:style style:name="T55" style:family="text">
      <style:text-properties officeooo:rsid="00ae158f"/>
    </style:style>
    <style:style style:name="T56" style:family="text">
      <style:text-properties officeooo:rsid="0083c586"/>
    </style:style>
    <style:style style:name="T57" style:family="text">
      <style:text-properties officeooo:rsid="007bd9fc"/>
    </style:style>
    <style:style style:name="T58" style:family="text">
      <style:text-properties officeooo:rsid="007be473"/>
    </style:style>
    <style:style style:name="T59" style:family="text">
      <style:text-properties officeooo:rsid="007d8aa7"/>
    </style:style>
    <style:style style:name="T60" style:family="text">
      <style:text-properties officeooo:rsid="003b60de"/>
    </style:style>
    <style:style style:name="T61" style:family="text">
      <style:text-properties officeooo:rsid="003f4702"/>
    </style:style>
    <style:style style:name="T62" style:family="text">
      <style:text-properties officeooo:rsid="0080d80b"/>
    </style:style>
    <style:style style:name="T63" style:family="text">
      <style:text-properties officeooo:rsid="008720c4"/>
    </style:style>
    <style:style style:name="T64" style:family="text">
      <style:text-properties officeooo:rsid="00b0f11e"/>
    </style:style>
    <style:style style:name="T65" style:family="text">
      <style:text-properties officeooo:rsid="00851496"/>
    </style:style>
    <style:style style:name="T66" style:family="text">
      <style:text-properties officeooo:rsid="00b7bf72"/>
    </style:style>
    <style:style style:name="T67" style:family="text">
      <style:text-properties officeooo:rsid="00ba23c7"/>
    </style:style>
    <style:style style:name="T6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9" style:family="text">
      <style:text-properties fo:font-size="12pt" style:text-underline-style="none" fo:font-weight="normal" officeooo:rsid="00adc14b" style:font-size-asian="12pt" style:font-weight-asian="normal" style:font-size-complex="12pt" style:font-weight-complex="normal"/>
    </style:style>
    <style:style style:name="T70" style:family="text">
      <style:text-properties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71" style:family="text">
      <style:text-properties fo:font-size="12pt" style:text-underline-style="none" fo:font-weight="normal" officeooo:rsid="00b2ce77" style:font-size-asian="12pt" style:font-weight-asian="normal" style:font-size-complex="12pt" style:font-weight-complex="normal"/>
    </style:style>
    <style:style style:name="T72" style:family="text">
      <style:text-properties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73" style:family="text">
      <style:text-properties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74" style:family="text">
      <style:text-properties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75" style:family="text">
      <style:text-properties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76" style:family="text">
      <style:text-properties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77" style:family="text">
      <style:text-properties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78" style:family="text">
      <style:text-properties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79" style:family="text">
      <style:text-properties fo:font-size="12pt" style:text-underline-style="none" fo:font-weight="normal" officeooo:rsid="0082e64c" style:font-size-asian="12pt" style:font-weight-asian="normal" style:font-size-complex="12pt" style:font-weight-complex="normal"/>
    </style:style>
    <style:style style:name="T80" style:family="text">
      <style:text-properties fo:font-size="12pt" style:text-underline-style="none" fo:font-weight="normal" officeooo:rsid="007a6ebc" style:font-size-asian="12pt" style:font-weight-asian="normal" style:font-size-complex="12pt" style:font-weight-complex="normal"/>
    </style:style>
    <style:style style:name="T81" style:family="text">
      <style:text-properties fo:font-size="12pt" style:text-underline-style="none" fo:font-weight="normal" officeooo:rsid="00602cb2" style:font-size-asian="12pt" style:font-weight-asian="normal" style:font-size-complex="12pt" style:font-weight-complex="normal"/>
    </style:style>
    <style:style style:name="T82" style:family="text">
      <style:text-properties fo:font-size="12pt" style:text-underline-style="none" fo:font-weight="normal" officeooo:rsid="0072ee92" style:font-size-asian="12pt" style:font-weight-asian="normal" style:font-size-complex="12pt" style:font-weight-complex="normal"/>
    </style:style>
    <style:style style:name="T83" style:family="text">
      <style:text-properties fo:font-size="12pt" style:text-underline-style="none" fo:font-weight="normal" officeooo:rsid="0065ac71" style:font-size-asian="12pt" style:font-weight-asian="normal" style:font-size-complex="12pt" style:font-weight-complex="normal"/>
    </style:style>
    <style:style style:name="T84" style:family="text">
      <style:text-properties fo:font-size="12pt" style:text-underline-style="none" fo:font-weight="normal" officeooo:rsid="00b11d32" style:font-size-asian="12pt" style:font-weight-asian="normal" style:font-size-complex="12pt" style:font-weight-complex="normal"/>
    </style:style>
    <style:style style:name="T85" style:family="text">
      <style:text-properties fo:font-size="12pt" style:text-underline-style="none" fo:font-weight="normal" officeooo:rsid="00b06594" style:font-size-asian="12pt" style:font-weight-asian="normal" style:font-size-complex="12pt" style:font-weight-complex="normal"/>
    </style:style>
    <style:style style:name="T86" style:family="text">
      <style:text-properties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87" style:family="text">
      <style:text-properties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88" style:family="text">
      <style:text-properties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89" style:family="text">
      <style:text-properties fo:font-size="12pt" style:text-underline-style="none" fo:font-weight="normal" officeooo:rsid="00b0f11e" style:font-size-asian="12pt" style:font-weight-asian="normal" style:font-size-complex="12pt" style:font-weight-complex="normal"/>
    </style:style>
    <style:style style:name="T90" style:family="text">
      <style:text-properties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91" style:family="text">
      <style:text-properties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92" style:family="text">
      <style:text-properties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93" style:family="text">
      <style:text-properties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94" style:family="text">
      <style:text-properties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95" style:family="text">
      <style:text-properties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96" style:family="text">
      <style:text-properties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97" style:family="text">
      <style:text-properties fo:font-size="12pt" style:text-underline-style="none" fo:font-weight="normal" officeooo:rsid="00645172" style:font-size-asian="12pt" style:font-weight-asian="normal" style:font-size-complex="12pt" style:font-weight-complex="normal"/>
    </style:style>
    <style:style style:name="T98" style:family="text">
      <style:text-properties fo:font-size="12pt" style:text-underline-style="none" fo:font-weight="normal" officeooo:rsid="00470150" style:font-size-asian="12pt" style:font-weight-asian="normal" style:font-size-complex="12pt" style:font-weight-complex="normal"/>
    </style:style>
    <style:style style:name="T99" style:family="text">
      <style:text-properties fo:font-size="12pt" style:text-underline-style="none" fo:font-weight="normal" officeooo:rsid="00b80a9b" style:font-size-asian="12pt" style:font-weight-asian="normal" style:font-size-complex="12pt" style:font-weight-complex="normal"/>
    </style:style>
    <style:style style:name="T100" style:family="text">
      <style:text-properties fo:font-size="12pt" fo:font-style="normal" style:text-underline-style="none" fo:font-weight="normal" officeooo:rsid="00adc14b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style:text-underline-style="none" fo:font-weight="normal" officeooo:rsid="007a2866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style:text-underline-style="none" fo:font-weight="normal" officeooo:rsid="00b80a9b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officeooo:rsid="00bc788e"/>
    </style:style>
    <style:style style:name="T104" style:family="text">
      <style:text-properties officeooo:rsid="00531893"/>
    </style:style>
    <style:style style:name="T105" style:family="text">
      <style:text-properties officeooo:rsid="009a61c4"/>
    </style:style>
    <style:style style:name="T106" style:family="text">
      <style:text-properties officeooo:rsid="009d1c18"/>
    </style:style>
    <style:style style:name="T107" style:family="text">
      <style:text-properties officeooo:rsid="0098d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7">Terminología Especializada <text:span text:style-name="T27">en Documentos </text:span>Jurídic<text:span text:style-name="T27">os</text:span></text:p>
          </table:table-cell>
        </table:table-row>
        <table:table-row>
          <table:table-cell table:style-name="Table1.A1" office:value-type="string">
            <text:p text:style-name="P5">Program <text:span text:style-name="T17">and </text:span><text:span text:style-name="T11">Track</text:span>:</text:p>
          </table:table-cell>
          <table:table-cell table:style-name="Table1.A1" office:value-type="string">
            <text:p text:style-name="P4"><text:span text:style-name="T12">I</text:span><text:span text:style-name="T6">nterpretación y Traduccíon: </text:span><text:span text:style-name="T4">7</text:span><text:span text:style-name="T2">° Cu</text:span><text:span text:style-name="T7">a</text:span><text:span text:style-name="T2">trimestre </text:span></text:p>
          </table:table-cell>
        </table:table-row>
        <table:table-row>
          <table:table-cell table:style-name="Table1.A1" office:value-type="string">
            <text:p text:style-name="P6">Course ID:</text:p>
          </table:table-cell>
          <table:table-cell table:style-name="Table1.A1" office:value-type="string">
            <text:p text:style-name="P8">I<text:span text:style-name="T27">T</text:span>073<text:span text:style-name="T1">2</text:span></text:p>
          </table:table-cell>
        </table:table-row>
        <table:table-row>
          <table:table-cell table:style-name="Table1.A1" office:value-type="string">
            <text:p text:style-name="P10">Cohort <text:span text:style-name="T31">ID</text:span>:</text:p>
          </table:table-cell>
          <table:table-cell table:style-name="Table1.A1" office:value-type="string">
            <text:p text:style-name="P9">7A</text:p>
          </table:table-cell>
        </table:table-row>
      </table:table>
      <text:p text:style-name="P2"/>
      <text:p text:style-name="P16">Description</text:p>
      <text:p text:style-name="P20">This course <text:span text:style-name="T9">will focus on the specialized terminologies, acronyms, and jargon used </text:span><text:span text:style-name="T8">i</text:span>n <text:span text:style-name="T24">selected</text:span> <text:span text:style-name="T28">legal documents </text:span><text:span text:style-name="T1">within the context legal systems, legal research, </text:span><text:span text:style-name="T55">and international law</text:span><text:span text:style-name="T21">. <text:s/></text:span><text:span text:style-name="T14">The </text:span><text:span text:style-name="T15">professional </text:span><text:span text:style-name="T14">translational mapping tools </text:span><text:span text:style-name="T15">developed in this course will </text:span><text:span text:style-name="T16">be specific </text:span><text:span text:style-name="T15">to </text:span><text:span text:style-name="T14">Spanish and English translation</text:span><text:span text:style-name="T15">s.</text:span></text:p>
      <text:p text:style-name="P20"/>
      <text:p text:style-name="P21"><text:span text:style-name="T13">Major </text:span><text:span text:style-name="T16">elements of</text:span><text:span text:style-name="T13"> the course will include: <text:s/></text:span></text:p>
      <text:p text:style-name="P22"><text:span text:style-name="T52">I. <text:tab/></text:span><text:span text:style-name="T69">Language and the Law</text:span></text:p>
      <text:p text:style-name="P22"><text:span text:style-name="T70">II.<text:tab/></text:span><text:span text:style-name="T69">Foundations of </text:span><text:span text:style-name="T71">Legal Research and </text:span><text:span text:style-name="T69">Legal Systems</text:span></text:p>
      <text:p text:style-name="P22"><text:span text:style-name="T69">III. <text:tab/></text:span><text:span text:style-name="T70">Elements of Academic </text:span><text:span text:style-name="T72">Work</text:span></text:p>
      <text:p text:style-name="P27"><text:span text:style-name="T68">I</text:span><text:span text:style-name="T69">V</text:span><text:span text:style-name="T68">. <text:tab/></text:span><text:span text:style-name="T73">Elements of </text:span><text:span text:style-name="T74">Professional </text:span><text:span text:style-name="T75">Consulting</text:span></text:p>
      <text:p text:style-name="P27"><text:span text:style-name="T76">V.</text:span><text:span text:style-name="T73"> <text:s/><text:tab/>AI-Powered Translation</text:span></text:p>
      <text:p text:style-name="P28"><text:span text:style-name="T77">V</text:span><text:span text:style-name="T69">I</text:span><text:span text:style-name="T77">. <text:s/><text:tab/></text:span><text:span text:style-name="T100">Analysis, Evaluation, and </text:span><text:span text:style-name="T101">Translation of Legal Documents </text:span><text:span text:style-name="T102">in Civil Law</text:span></text:p>
      <text:p text:style-name="P23"><text:span text:style-name="T70">V</text:span><text:span text:style-name="T69">I</text:span><text:span text:style-name="T78">I</text:span><text:span text:style-name="T70">. <text:tab/></text:span><text:span text:style-name="T102">Analysis, Evaluation, and Translation from the Literature of </text:span><text:span text:style-name="T101">Contemporary </text:span><text:span text:style-name="T100">International <text:tab/>Law</text:span></text:p>
      <text:p text:style-name="P24"><text:span text:style-name="T70">V</text:span><text:span text:style-name="T69">I</text:span><text:span text:style-name="T78">II</text:span><text:span text:style-name="T70">. <text:tab/></text:span><text:span text:style-name="T50">Vocabulary </text:span><text:span text:style-name="T51">Building</text:span></text:p>
      <text:p text:style-name="P21"/>
      <text:p text:style-name="P25"><text:span text:style-name="T53">Scope </text:span><text:span text:style-name="T54">and General Sequence</text:span></text:p>
      <text:p text:style-name="P12"><text:span text:style-name="T52">I. <text:s/></text:span><text:span text:style-name="T69">Language and the Law</text:span></text:p>
      <text:p text:style-name="P29"><text:span text:style-name="T70">1. </text:span><text:span text:style-name="T79">History, </text:span><text:span text:style-name="T80">S</text:span><text:span text:style-name="T81">tructure </text:span><text:span text:style-name="T82">and </text:span><text:span text:style-name="T80">F</text:span><text:span text:style-name="T83">unction</text:span><text:span text:style-name="T68">s</text:span><text:span text:style-name="T83"> </text:span><text:span text:style-name="T82">of </text:span><text:span text:style-name="T68">Legal </text:span><text:span text:style-name="T80">L</text:span><text:span text:style-name="T82">anguage</text:span></text:p>
      <text:p text:style-name="P29"><text:span text:style-name="T82">2. </text:span><text:span text:style-name="T68">The Role of Jargon</text:span></text:p>
      <text:p text:style-name="P32"/>
      <text:p text:style-name="P13"><text:span text:style-name="T70">II. </text:span><text:span text:style-name="T69">Foundations of </text:span><text:span text:style-name="T84">Legal Research </text:span><text:span text:style-name="T71">and </text:span><text:span text:style-name="T69">Legal Systems</text:span></text:p>
      <text:p text:style-name="P41"><text:span text:style-name="T69">1. </text:span><text:span text:style-name="T68">Legal Research</text:span></text:p>
      <text:p text:style-name="P61">1.1 Online Resources</text:p>
      <text:p text:style-name="P61">1.2 <text:s/>Reference Texts</text:p>
      <text:p text:style-name="P30"><text:span text:style-name="T84">2</text:span><text:span text:style-name="T69">. </text:span><text:span text:style-name="T85">Characterization of Legal Systems</text:span></text:p>
      <text:p text:style-name="P31"><text:span text:style-name="T84">2.1</text:span><text:span text:style-name="T85"> </text:span><text:span text:style-name="T68">History and Development </text:span><text:span text:style-name="T84">in </text:span><text:span text:style-name="T85">Mexico</text:span></text:p>
      <text:p text:style-name="P31"><text:span text:style-name="T84">2</text:span><text:span text:style-name="T85">.</text:span><text:span text:style-name="T84">2 </text:span><text:span text:style-name="T85">History and Development <text:s/></text:span><text:span text:style-name="T84">in the </text:span><text:span text:style-name="T85">US</text:span></text:p>
      <text:p text:style-name="P62">3. The <text:span text:style-name="T103">Suprema Corte de Justicia de la Nación (</text:span>SCJN<text:span text:style-name="T103">)</text:span></text:p>
      <text:p text:style-name="P61">3.1 History, Structure, and Function</text:p>
      <text:p text:style-name="P61">3.2 Jurisprudencia and Tesis Aisladas</text:p>
      <text:p text:style-name="P34"/>
      <text:p text:style-name="P14"><text:span text:style-name="T57">II</text:span><text:span text:style-name="T64">I</text:span>. <text:span text:style-name="T70">Elements of Academic </text:span><text:span text:style-name="T75">Work</text:span></text:p>
      <text:p text:style-name="P42"><text:tab/><text:span text:style-name="T58">1</text:span>. <text:s/>The Elements of Style in Professional Writing</text:p>
      <text:p text:style-name="P44"><text:span text:style-name="T58"><text:tab/>1.1 APA </text:span><text:span text:style-name="T59">S</text:span><text:span text:style-name="T58">tyl</text:span><text:span text:style-name="T59">e</text:span></text:p>
      <text:p text:style-name="P44"><text:tab/><text:span text:style-name="T58">1.2 <text:s/></text:span><text:span text:style-name="T60">Strunk and White’</text:span><text:span text:style-name="T61">s. “Elements of Style”</text:span></text:p>
      <text:p text:style-name="P45"><text:tab/><text:tab/><text:span text:style-name="T58">1.3 </text:span><text:s/>Developing a <text:span text:style-name="T62">Professional </text:span>Voice</text:p>
      <text:p text:style-name="P46"/>
      <text:p text:style-name="P46"><text:soft-page-break/><text:tab/><text:span text:style-name="T59">2</text:span>. <text:s/>Review of Essential English Grammar</text:p>
      <text:p text:style-name="P47"><text:tab/><text:span text:style-name="T59">2</text:span>.1 <text:s/>Murphy’s, “English Grammar in Use”</text:p>
      <text:p text:style-name="P47"><text:span text:style-name="T70"><text:tab/></text:span><text:span text:style-name="T86">2</text:span><text:span text:style-name="T70">.2 <text:s/></text:span><text:span text:style-name="T87">The Yale Graduate Writing Center</text:span></text:p>
      <text:p text:style-name="P48"><text:span text:style-name="T87">3. </text:span><text:span text:style-name="T88">Constructing </text:span><text:span text:style-name="T68">Critique</text:span><text:span text:style-name="T88">s</text:span></text:p>
      <text:p text:style-name="P33"/>
      <text:p text:style-name="P14"><text:span text:style-name="T73">I</text:span><text:span text:style-name="T89">V</text:span><text:span text:style-name="T73"> <text:s/>Elements of </text:span><text:span text:style-name="T74">Professional </text:span><text:span text:style-name="T75">Consulting</text:span></text:p>
      <text:p text:style-name="P42"><text:span text:style-name="T70"><text:tab/></text:span><text:span text:style-name="T73">1</text:span><text:span text:style-name="T74">. </text:span><text:span text:style-name="T90">Quality Assurance / Quality Control (QA/QC)</text:span></text:p>
      <text:p text:style-name="P42"><text:span text:style-name="T74"><text:tab/><text:tab/></text:span><text:span text:style-name="T73">1</text:span><text:span text:style-name="T75">.1 Quality Management Systems (QMS): ISO 9001</text:span></text:p>
      <text:p text:style-name="P49"><text:span text:style-name="T74"><text:tab/><text:tab/></text:span><text:span text:style-name="T73">1</text:span><text:span text:style-name="T75">.2 </text:span><text:span text:style-name="T90">Records Management: ISO 15489</text:span><text:span text:style-name="T74"><text:tab/></text:span></text:p>
      <text:p text:style-name="P49"><text:span text:style-name="T74"><text:tab/></text:span><text:span text:style-name="T73">2</text:span><text:span text:style-name="T91">. </text:span><text:span text:style-name="T92"><text:s/></text:span><text:span text:style-name="T93">Document </text:span><text:span text:style-name="T92">Version Control Systems (V</text:span><text:span text:style-name="T94">CSs</text:span><text:span text:style-name="T92">)</text:span></text:p>
      <text:p text:style-name="P49"><text:span text:style-name="T92"><text:tab/><text:tab/></text:span><text:span text:style-name="T73">2</text:span><text:span text:style-name="T91">.1 </text:span><text:span text:style-name="T92">Git</text:span></text:p>
      <text:p text:style-name="P49"><text:span text:style-name="T92"><text:tab/><text:tab/></text:span><text:span text:style-name="T73">2</text:span><text:span text:style-name="T91">.2 GitHub</text:span></text:p>
      <text:p text:style-name="P50"><text:span text:style-name="T74"><text:tab/>3. </text:span><text:span text:style-name="T68">Marron’s Tips for Successful Consulting</text:span></text:p>
      <text:p text:style-name="P36"><text:tab/><text:tab/>3.1 <text:s/>Clients</text:p>
      <text:p text:style-name="P36"><text:tab/><text:tab/>3.2 <text:s/>Deliverables</text:p>
      <text:p text:style-name="P36"><text:tab/><text:tab/>3.3 Transmittal Letters</text:p>
      <text:p text:style-name="P35"/>
      <text:p text:style-name="P15"><text:span text:style-name="T76">V.</text:span><text:span text:style-name="T73"> <text:s/>AI-Powered Translation</text:span></text:p>
      <text:p text:style-name="P49"><text:span text:style-name="T74"><text:tab/></text:span><text:span text:style-name="T76">1. </text:span><text:span text:style-name="T95">Professional Translators in the 21</text:span><text:span text:style-name="T33">st</text:span><text:span text:style-name="T95"> century</text:span></text:p>
      <text:p text:style-name="P49"><text:span text:style-name="T95"><text:tab/><text:tab/></text:span><text:span text:style-name="T76">1.1 </text:span><text:span text:style-name="T96">Current Research</text:span></text:p>
      <text:p text:style-name="P49"><text:span text:style-name="T96"><text:tab/><text:tab/></text:span><text:span text:style-name="T76">1.2 </text:span><text:span text:style-name="T96">Realities</text:span></text:p>
      <text:p text:style-name="P49"><text:span text:style-name="T96"><text:tab/>2. </text:span><text:span text:style-name="T76">AI</text:span></text:p>
      <text:p text:style-name="P49"><text:span text:style-name="T76"><text:tab/><text:tab/>2.1 </text:span><text:span text:style-name="T96">Machine Learning</text:span></text:p>
      <text:p text:style-name="P49"><text:span text:style-name="T96"><text:tab/><text:tab/></text:span><text:span text:style-name="T76">2.2 </text:span><text:span text:style-name="T96">Large Language Models (LLMs)</text:span></text:p>
      <text:p text:style-name="P49"><text:span text:style-name="T96"><text:tab/><text:tab/></text:span><text:span text:style-name="T76">2.3 Generative Pre-Trained Transformers (GPTs)</text:span></text:p>
      <text:p text:style-name="P51"><text:span text:style-name="T56">3. </text:span><text:s/><text:span text:style-name="T56">The Tools</text:span></text:p>
      <text:p text:style-name="P51"><text:span text:style-name="T56"><text:tab/>3.</text:span><text:span text:style-name="T63">1</text:span><text:span text:style-name="T56"> Python </text:span></text:p>
      <text:p text:style-name="P51"><text:span text:style-name="T56"><text:tab/>3.2 </text:span><text:span text:style-name="T23">Application Programmer Interfaces (</text:span><text:span text:style-name="T25">APIs</text:span><text:span text:style-name="T23">)</text:span></text:p>
      <text:p text:style-name="P51"><text:span text:style-name="T96"><text:tab/>3.3 </text:span><text:span text:style-name="T97">Software Development Kits (</text:span><text:span text:style-name="T98">SDKs</text:span><text:span text:style-name="T97">)</text:span></text:p>
      <text:p text:style-name="P37"/>
      <text:p text:style-name="P12"><text:span text:style-name="T70">V</text:span><text:span text:style-name="T69">I</text:span><text:span text:style-name="T70">. </text:span><text:span text:style-name="T69">Analysis, Evaluation, and </text:span><text:span text:style-name="T70">Translation of Legal Documents </text:span><text:span text:style-name="T99">in Civil Law</text:span></text:p>
      <text:p text:style-name="P38">1. Legal Proceeding and Precedent <text:span text:style-name="T10">Documents</text:span></text:p>
      <text:p text:style-name="P40">1.1 Proceedings</text:p>
      <text:p text:style-name="P40">1.2 Expert Testimony</text:p>
      <text:p text:style-name="P40">1.3 Notaries</text:p>
      <text:p text:style-name="P39">2. <text:span text:style-name="T66">Contracts</text:span></text:p>
      <text:p text:style-name="P39"><text:span text:style-name="T10">3. </text:span><text:span text:style-name="T66">Wills</text:span></text:p>
      <text:p text:style-name="P39"><text:span text:style-name="T10">4</text:span><text:span text:style-name="T66"> Acts</text:span></text:p>
      <text:p text:style-name="P39"><text:span text:style-name="T10">5.</text:span><text:span text:style-name="T66"> Certificates</text:span></text:p>
      <text:p text:style-name="P32"/>
      <text:p text:style-name="P12"><text:span text:style-name="T70">V</text:span><text:span text:style-name="T69">I</text:span><text:span text:style-name="T78">I</text:span><text:span text:style-name="T70">. <text:s/></text:span><text:span text:style-name="T99">Analysis, Evaluation, and Translation from the Literature of </text:span><text:span text:style-name="T70">Contemporary </text:span><text:span text:style-name="T69">International Law</text:span></text:p>
      <text:p text:style-name="P66">1. International Journal of Law in Context (Cambridge)</text:p>
      <text:p text:style-name="P67">2. Journal of Law and Society (Cornell)</text:p>
      <text:p text:style-name="P67">3. International Journal of Law</text:p>
      <text:p text:style-name="P26"/>
      <text:p text:style-name="P12"><text:soft-page-break/><text:span text:style-name="T64">VIII</text:span><text:span text:style-name="T49">. </text:span><text:span text:style-name="T50">Vocabulary </text:span><text:span text:style-name="T51">Building</text:span></text:p>
      <text:p text:style-name="P43"/>
      <text:p text:style-name="P71"><text:span text:style-name="T53">Expectations</text:span></text:p>
      <text:p text:style-name="P52">Students will be expected to:</text:p>
      <text:list xml:id="list2766979911" text:style-name="L1">
        <text:list-item>
          <text:p text:style-name="P64">Attend all classes on time</text:p>
        </text:list-item>
        <text:list-item>
          <text:p text:style-name="P64">Be prepared to take notes and access materials on-line</text:p>
        </text:list-item>
        <text:list-item>
          <text:p text:style-name="P64">Participate in all class activities, including discussions and presentations</text:p>
        </text:list-item>
        <text:list-item>
          <text:p text:style-name="P65">Complete all assignments and exam<text:span text:style-name="T67">s</text:span></text:p>
        </text:list-item>
      </text:list>
      <text:p text:style-name="P53"/>
      <text:p text:style-name="P17">Exit Criteria</text:p>
      <text:p text:style-name="P54"><text:span text:style-name="T18">Upon the successful completion of the course the student will </text:span><text:span text:style-name="T19">be able to:</text:span></text:p>
      <text:list xml:id="list3752758125" text:style-name="L2">
        <text:list-item>
          <text:p text:style-name="P68">Analyze and evaluate the role of language in law, including the use of jargon</text:p>
        </text:list-item>
        <text:list-item>
          <text:p text:style-name="P68">Demonstrate the ability to conduct basic legal research using online resources and professional texts</text:p>
        </text:list-item>
        <text:list-item>
          <text:p text:style-name="P68">Demonstrate a basic understanding of legal systems including those of Mexico and the US</text:p>
        </text:list-item>
        <text:list-item>
          <text:p text:style-name="P68">Demonstrate a basic understanding of the history and function of the SCJN</text:p>
        </text:list-item>
        <text:list-item>
          <text:p text:style-name="P73">Demonstrate a solid understanding of <text:span text:style-name="T20">English grammatical structures and stylistic elements </text:span><text:span text:style-name="T106">useful for professional writing</text:span></text:p>
        </text:list-item>
        <text:list-item>
          <text:p text:style-name="P73">Demonstrate a solid understanding of <text:span text:style-name="T107">document management and QA/QC as well as other elements of professional consulting</text:span></text:p>
        </text:list-item>
        <text:list-item>
          <text:p text:style-name="P69">Demonstrate <text:span text:style-name="T104">a </text:span><text:span text:style-name="T105">basic </text:span><text:span text:style-name="T104">understanding of </text:span>AI-powered translation and the use of LLMs via APIs</text:p>
        </text:list-item>
        <text:list-item>
          <text:p text:style-name="P63"><text:span text:style-name="T34">Analyze, evaluate, </text:span><text:span text:style-name="T40">and translate</text:span><text:span text:style-name="T34"> </text:span><text:span text:style-name="T40">standard </text:span><text:span text:style-name="T42">l</text:span><text:span text:style-name="T43">egal </text:span><text:span text:style-name="T45">d</text:span><text:span text:style-name="T43">ocuments </text:span><text:span text:style-name="T45">found </text:span><text:span text:style-name="T44">in </text:span><text:span text:style-name="T45">c</text:span><text:span text:style-name="T44">ivil </text:span><text:span text:style-name="T45">l</text:span><text:span text:style-name="T44">aw</text:span></text:p>
        </text:list-item>
        <text:list-item>
          <text:p text:style-name="P63"><text:span text:style-name="T44">Analyze, evaluate, </text:span><text:span text:style-name="T45">and translate</text:span><text:span text:style-name="T44"> </text:span><text:span text:style-name="T45">selected journal articles in the area of international law</text:span></text:p>
        </text:list-item>
        <text:list-item>
          <text:p text:style-name="P63"><text:span text:style-name="T36">Design, develop, and implement personal dictionaries for the translation of specialized terminology </text:span><text:span text:style-name="T37">in </text:span><text:span text:style-name="T38">l</text:span><text:span text:style-name="T39">egal documents</text:span></text:p>
        </text:list-item>
        <text:list-item>
          <text:p text:style-name="P72">Produce professional-quality deliverables</text:p>
        </text:list-item>
      </text:list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8"><text:span text:style-name="T32">Interim </text:span>Evaluations <text:span text:style-name="T65">(Partials)</text:span></text:p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18"/>
          </table:table-cell>
          <table:table-cell table:style-name="Table3.D1" office:value-type="string">
            <text:p text:style-name="P19">Final Grade</text:p>
          </table:table-cell>
          <table:table-cell table:style-name="Table3.A1" office:value-type="string">
            <text:p text:style-name="P58"/>
          </table:table-cell>
        </table:table-row>
        <table:table-row>
          <table:table-cell table:style-name="Table3.A1" office:value-type="string">
            <text:p text:style-name="P56">Daily Work and Participation<text:tab/></text:p>
          </table:table-cell>
          <table:table-cell table:style-name="Table3.A1" office:value-type="string">
            <text:p text:style-name="P59">10%</text:p>
          </table:table-cell>
          <table:table-cell table:style-name="Table3.A1" office:value-type="string">
            <text:p text:style-name="P58"/>
          </table:table-cell>
          <table:table-cell table:style-name="Table3.D1" office:value-type="string">
            <text:p text:style-name="P56"><text:span text:style-name="T65">1P</text:span><text:tab/></text:p>
          </table:table-cell>
          <table:table-cell table:style-name="Table3.A1" office:value-type="string">
            <text:p text:style-name="P59"><text:span text:style-name="T65">25 </text:span>%</text:p>
          </table:table-cell>
        </table:table-row>
        <table:table-row>
          <table:table-cell table:style-name="Table3.A1" office:value-type="string">
            <text:p text:style-name="P59">Homework</text:p>
          </table:table-cell>
          <table:table-cell table:style-name="Table3.A1" office:value-type="string">
            <text:p text:style-name="P59">60 %</text:p>
          </table:table-cell>
          <table:table-cell table:style-name="Table3.A1" office:value-type="string">
            <text:p text:style-name="P58"/>
          </table:table-cell>
          <table:table-cell table:style-name="Table3.D1" office:value-type="string">
            <text:p text:style-name="P60">2P</text:p>
          </table:table-cell>
          <table:table-cell table:style-name="Table3.A1" office:value-type="string">
            <text:p text:style-name="P59"><text:span text:style-name="T65">25</text:span> %</text:p>
          </table:table-cell>
        </table:table-row>
        <table:table-row>
          <table:table-cell table:style-name="Table3.A1" office:value-type="string">
            <text:p text:style-name="P59">Interim Exam</text:p>
          </table:table-cell>
          <table:table-cell table:style-name="Table3.A1" office:value-type="string">
            <text:p text:style-name="P59">30%</text:p>
          </table:table-cell>
          <table:table-cell table:style-name="Table3.A1" office:value-type="string">
            <text:p text:style-name="P58"/>
          </table:table-cell>
          <table:table-cell table:style-name="Table3.D1" office:value-type="string">
            <text:p text:style-name="P60">3P</text:p>
          </table:table-cell>
          <table:table-cell table:style-name="Table3.A1" office:value-type="string">
            <text:p text:style-name="P59"><text:span text:style-name="T65">25 </text:span>%</text:p>
          </table:table-cell>
        </table:table-row>
        <table:table-row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/>
          </table:table-cell>
          <table:table-cell table:style-name="Table3.D1" office:value-type="string">
            <text:p text:style-name="P59">Final Exam</text:p>
          </table:table-cell>
          <table:table-cell table:style-name="Table3.A1" office:value-type="string">
            <text:p text:style-name="P59"><text:span text:style-name="T65">25</text:span> %</text:p>
          </table:table-cell>
        </table:table-row>
      </table:table>
      <text:p text:style-name="P55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MP2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MT1" style:family="text">
      <style:text-properties officeooo:rsid="00ac067e"/>
    </style:style>
    <style:style style:name="MT2" style:family="text">
      <style:text-properties fo:font-weight="bold" officeooo:rsid="001e14a6" style:font-weight-asian="bold" style:font-weight-complex="bold"/>
    </style:style>
    <style:style style:name="MT3" style:family="text">
      <style:text-properties fo:font-weight="bold" officeooo:rsid="008431bb" style:font-weight-asian="bold" style:font-weight-complex="bold"/>
    </style:style>
    <style:style style:name="MT4" style:family="text">
      <style:text-properties fo:font-weight="bold" officeooo:rsid="00ac067e" style:font-weight-asian="bold" style:font-weight-complex="bold"/>
    </style:style>
    <style:style style:name="MT5" style:family="text">
      <style:text-properties fo:font-weight="normal" officeooo:rsid="00ac067e" style:font-weight-asian="normal" style:font-weight-complex="normal"/>
    </style:style>
    <style:style style:name="MT6" style:family="text">
      <style:text-properties officeooo:rsid="00b80a9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 <text:span text:style-name="MT1">(</text:span><text:span text:style-name="MT2">I</text:span><text:span text:style-name="MT3">T</text:span><text:span text:style-name="MT2">073</text:span><text:span text:style-name="MT4">2</text:span><text:span text:style-name="MT5">)</text:span></text:p>
        <text:p text:style-name="MP2">UTECA 25-3</text:p>
        <text:p text:style-name="MP2">Page <text:page-number text:select-page="current">3</text:page-number><text:s/>of <text:span text:style-name="MT6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3T20:59:09.405902320</dc:date>
    <meta:editing-duration>PT10H54M26S</meta:editing-duration>
    <meta:editing-cycles>122</meta:editing-cycles>
    <meta:generator>LibreOffice/7.3.7.2$Linux_X86_64 LibreOffice_project/30$Build-2</meta:generator>
    <meta:document-statistic meta:table-count="2" meta:image-count="1" meta:object-count="0" meta:page-count="3" meta:paragraph-count="117" meta:word-count="652" meta:character-count="4285" meta:non-whitespace-character-count="3691"/>
  </office:meta>
</office:document-meta>
</file>